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ena</text:p>
          </table:table-cell>
          <table:table-cell office:value-type="string" calcext:value-type="string">
            <text:p>powierzchnia</text:p>
          </table:table-cell>
          <table:table-cell office:value-type="string" calcext:value-type="string">
            <text:p>pokoje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97" calcext:value-type="float">
            <text:p>9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94" calcext:value-type="float">
            <text:p>9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96" calcext:value-type="float">
            <text:p>9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85" calcext:value-type="float">
            <text:p>85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9" calcext:value-type="float">
            <text:p>4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99" calcext:value-type="float">
            <text:p>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70" calcext:value-type="float">
            <text:p>7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87" calcext:value-type="float">
            <text:p>8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73" calcext:value-type="float">
            <text:p>7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3" calcext:value-type="float">
            <text:p>6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62" calcext:value-type="float">
            <text:p>6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72" calcext:value-type="float">
            <text:p>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79" calcext:value-type="float">
            <text:p>79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68" calcext:value-type="float">
            <text:p>6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9" calcext:value-type="float">
            <text:p>7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78" calcext:value-type="float">
            <text:p>7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59" calcext:value-type="float">
            <text:p>5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7" calcext:value-type="float">
            <text:p>5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58" calcext:value-type="float">
            <text:p>5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55" calcext:value-type="float">
            <text:p>5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7">00.00.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17T22:14:29.686135269</meta:creation-date>
    <dc:date>2020-03-17T22:30:24.851875836</dc:date>
    <meta:editing-duration>PT5M15S</meta:editing-duration>
    <meta:editing-cycles>1</meta:editing-cycles>
    <meta:document-statistic meta:table-count="1" meta:cell-count="150" meta:object-count="0"/>
    <meta:generator>LibreOffice/6.2.7.1$MacOSX_X86_64 LibreOffice_project/23edc44b61b830b7d749943e020e96f5a7df63bf</meta:generator>
  </office:meta>
</office:document-meta>
</file>